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font-name="Times New Roman1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, Abarvanel, Isaac, 1437-1508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Professor Graetz, Don Isaac Abarbanel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Front Cover]</text:p>
      <text:p text:style-name="P2">Post Biblical/</text:p>
      <text:p text:style-name="P2">62./</text:p>
      <text:p text:style-name="P2"/>
      <text:p text:style-name="P3">[Page 1]</text:p>
      <text:p text:style-name="P3">When several years ago, I laid out a plan to <text:span text:style-name="T2">occasional</text:span><text:span text:style-name="T3">/</text:span><text:span text:style-name="T2">-ly</text:span><text:span text:style-name="T3"> deliver here post-Biblical lectures, </text:span><text:span text:style-name="T2">from the sacred desk,</text:span><text:span text:style-name="T3"> at </text:span><text:span text:style-name="T2">intervals</text:span><text:span text:style-name="T3"> shorter or longer intervals,/ no translation of Professor Graetz's most comprehensive/ work existed in a language familiar to me. <text:s/></text:span><text:span text:style-name="T2">In my</text:span><text:span text:style-name="T3">/ Ignorant of the German in which the great author wrote,/ I imagined that I could be of some use by sketching in English/ </text:span><text:span text:style-name="T2">what I knew of</text:span><text:span text:style-name="T3"> the life work of a number </text:span><text:span text:style-name="T2">among</text:span><text:span text:style-name="T3"> of our </text:span><text:span text:style-name="T2">most</text:span><text:span text:style-name="T3"> eminent/ sages and philosophers, </text:span><text:span text:style-name="T2">unknown to</text:span><text:span text:style-name="T3"> with which the generality/ of my hearers were unacquainted. <text:s/>But with the issuing of the latest volume of </text:span><text:span text:style-name="T2">issued</text:span><text:span text:style-name="T3">/ Graetz's history in the vernacular by our Publication Society, my endeavours in that direction/ have become altogether unnecessary. <text:s/>For, that volume/ covers a period much nearer to our times, than I had/ reached, and all can read there extensively what I would/ present only with comparative brevity. <text:s/>Still, I/ have a wish to gratify myself this once and possibly also/ hereafter by describing a few of the characters among/ our celebrated predecessors just as </text:span><text:span text:style-name="T2">the literary</text:span><text:span text:style-name="T3"> my knowledge/ </text:span><text:span text:style-name="T2">that of I possess</text:span><text:span text:style-name="T3"> of </text:span><text:soft-page-break/><text:span text:style-name="T3">them suggests to my mind. <text:s/>One/ that I fondly love will be the subject of my discourse/ this morning. <text:s/>All may have heard of Don Isaac/ Abarbanel, or Abrabanel, or Abravaneli, as he has been/ variously called in various countries./</text:span></text:p>
      <text:p text:style-name="P3"><text:span text:style-name="T3"/></text:p>
      <text:p text:style-name="P3"><text:span text:style-name="T3">[Page 2]</text:span></text:p>
      <text:p text:style-name="P3"><text:span text:style-name="T3">But not all are aware of the </text:span><text:span text:style-name="T2">depth</text:span><text:span text:style-name="T3"> amount of </text:span><text:span text:style-name="T2">gratitude</text:span><text:span text:style-name="T3"> our/ indebtedness to that illustrious Jew of the 15th century./ <text:s/>The title "Don" attached to his name, </text:span><text:span text:style-name="T2">shows</text:span><text:span text:style-name="T3"> tells us his country/ and his rank. <text:s/>He was a </text:span><text:span text:style-name="T2">great</text:span><text:span text:style-name="T3"> distinguished personage living in Spain./ <text:s/>It is not clearly stated what led </text:span><text:span text:style-name="T2">him</text:span><text:span text:style-name="T3"> his ancestors, or/ his own parents </text:span><text:span text:style-name="T2">parents</text:span><text:span text:style-name="T3">, perhaps, to quit Spain and/ settle in Portugal. <text:s/>Religious persecutions which broke out at/ intervals may have caused it, for, we read that one of/ his predecessors, Samuel Abarbanel, sought </text:span><text:span text:style-name="T2">[?]</text:span><text:span text:style-name="T3"> his escape/ from the burning caldron of the Inquisition into the/ baptismal fount. <text:s/>We first meet Isaac Abar-/-banel in his native home at Lisbon, as a banker of/ high repute. <text:s/>Alfonso V. who resigned in Portugal,/ having heard of the exceptional abilities of his Jewish/ subject, appointed him, minister of finance. <text:s/>Like/ Chasda</text:span><text:span text:style-name="T4">ï</text:span><text:span text:style-name="T5"> Aben Maprut and Samuel ABen Nagrela of/ former ages--patrons of Hebrew learning and defenders of/ their race--Abarbanel utilized his political influence and the/ large means at his command to the social and intellectual/ advantage of his coreligionists. <text:s/>So eager was he to/ be of service to those who shared his belief that in one/ instance, when two hundred and fifty Jewish prisoners/ of war were carried from Algiers to Portugal Abarbanel, who realized that/ his personal contributions were too inadequate to purchase their ransom,/ </text:span></text:p>
      <text:p text:style-name="P3"><text:span text:style-name="T5"/></text:p>
      <text:p text:style-name="P3"><text:span text:style-name="T5">[Page 3]</text:span></text:p>
      <text:p text:style-name="P6"><text:span text:style-name="T6">Abarbanel</text:span><text:span text:style-name="T5"> travelled[sic!] abroad </text:span><text:span text:style-name="T6">to collect</text:span><text:span text:style-name="T5"> in quest of what was needed/ </text:span><text:span text:style-name="T6">for that purpose</text:span><text:span text:style-name="T5"> and entered also for that purpose into correspondence/ with a certain Yechiel of Pisa--a very rich </text:span><text:span text:style-name="T6">and</text:span><text:span text:style-name="T5">/ and public spirited Italian, the Rothschild of Tuscany/ in the 15th century--who helped very greatly./ <text:s/></text:span><text:span text:style-name="T6">Ominous</text:span><text:span text:style-name="T5"> Most unfortunate for Abarbanel was the death or, as some relate, the abdication </text:span><text:span text:style-name="T6">of</text:span><text:span text:style-name="T5"> of Alfonso V. <text:s/>For, his son/ John II; adopted a course altogether at variance/ with that which his royal parent had followed. <text:s/>In/ order to rule despotically, unchecked by the wise inter-/-vention of acknowledged statesmen, he determined to/ rid himself by cruel death of all whom his father had consulted and/ trusted. <text:s/>Isaac Abarbanel was among the intended/ victims of John's wicked design. <text:s/></text:span><text:span text:style-name="T6">He was</text:span><text:span text:style-name="T5"> Having been summoned/ to the palace and suspecting no foul play, he would have gone, if a friendly/ voice had not whispered a word of caution, which/ warded off the imminent danger. <text:s/>Abarbanel </text:span><text:span text:style-name="T6">hotly</text:span><text:span text:style-name="T5"> hastily/ </text:span><text:span text:style-name="T6">pursued</text:span><text:span text:style-name="T5"> fled the country, leaving behind all his pos-/-sessions, which were unmercifully confiscated. <text:s/>Hotly/ pursued by soldiers on horse back, he succeeded never-/less to reach Castile in safety, but exhausted and/ destitute. <text:s/>However, the Rabbinical maxim may/ fittingly apply in this case [Hebrew]/</text:span></text:p>
      <text:p text:style-name="P6"><text:span text:style-name="T5"/></text:p>
      <text:p text:style-name="P6"><text:span text:style-name="T5">[Page 4]</text:span></text:p>
      <text:p text:style-name="P6"><text:span text:style-name="T5">"He </text:span><text:span text:style-name="T6">is</text:span><text:span text:style-name="T5"> only is poor, who lacks understanding." <text:s/>The fame/ of Don Isaac Abarbanel had preceded his arrival in/ Spain. <text:s/>His coreligionists who enjoyed there wealth, and/ high positions, encouraged the new comer in a substantial/ manner to devote his </text:span><text:span text:style-name="T6">mind</text:span><text:span text:style-name="T5"> time to occupations most congenial/ to his nature and for which his mind was superbly equip-/-ped. <text:s/>In Toledo Abarbanel began in all earnestness to/ </text:span><text:span text:style-name="T6">weild</text:span><text:span text:style-name="T5"> handle the pen, </text:span><text:span text:style-name="T6">that</text:span><text:span text:style-name="T5"> which he had already employed in Lisbon, and which immortalized his name in the world/ of letters. <text:s/>And here I may be permitted to re-/-mark that I dissent from Professor Graetz's judgment/ of the spirit underlying, Abarbanel's writings. <text:s/>Without accepting as un-/-questionably correct all the ideas which our Spanish </text:span><text:span text:style-name="T6">Jew</text:span><text:span text:style-name="T5"> expositor/ advanced in his very many and diversified works, I hold that/ our German </text:span><text:span text:style-name="T6">Jew</text:span><text:span text:style-name="T5"> historian has done him injustice. <text:s/>How could/ a writer, whose standard was the Torah and </text:span><text:span text:style-name="T6">the</text:span><text:span text:style-name="T5"> traditions, do/ otherwise than come to </text:span><text:span text:style-name="T6">different</text:span><text:span text:style-name="T5"> conclusions </text:span><text:span text:style-name="T6">than</text:span><text:span text:style-name="T5"> different from those at which authors like/ Gersonides, commentators like Narboni, or philosophers like/ Maimonides in his Mor</text:span><text:span text:style-name="T4">é</text:span><text:span text:style-name="T5"> Nebuchim, had arrived? <text:s/>Pro-/-fessor Graetz </text:span><text:span text:style-name="T6">laments</text:span><text:span text:style-name="T5"> complains that Abarbanel was too or-/-thodox. <text:s/>He says: Abarbanel "was not tolerant enough/ to listen to a liberal view </text:span><text:soft-page-break/><text:span text:style-name="T5">of Judaism and its doctrines."/ <text:s/>But how could he </text:span><text:span text:style-name="T6">with</text:span><text:span text:style-name="T5"> harmonize with persons who denied/ God's special providence [Hebrew] and who wrenched and twisted the/ Biblical text most unscrupulously to make it agree with prevailing notions?/</text:span></text:p>
      <text:p text:style-name="P6"><text:span text:style-name="T5"/></text:p>
      <text:p text:style-name="P6"><text:span text:style-name="T5">[Page 5]</text:span></text:p>
      <text:p text:style-name="P6"><text:span text:style-name="T5">Indeed, it was that great Sephardic Jew who freed/ us from the shackles which many of his predecessors/ voluntarily put on in their servility to Aristotle the/ Greek and Averroes the Arabian. <text:s/>Defects </text:span><text:span text:style-name="T6">in</text:span><text:span text:style-name="T5">/ in Abarbanel's literary productions can be detected./ <text:s/>He is too diffuse, where he might have been concise./ <text:s/>His speculations on the approaching advent of the Messiah are chi-/-merical. <text:s/>His interpretations of the Scriptures, are, at times,/ far fetched; but what none can </text:span><text:span text:style-name="T6">gainsa contract</text:span><text:span text:style-name="T5"> contradict/ is that his style flows ever smoothly, that his mastery/ of the Hebrew is unsurpassed, that he is thoroughly/ honest and open minded in his expressions, and evinces a quickness/ in writing that few could imitate. <text:s/>It seems al-/most incredible that in less than four months, he/ could comment four books of the Bible--Joshua, Judges and/ the two books of Samuel even if, as Professor Graetz's asserts, he utilized Latin works on the same subject. <text:s/>But grateful as all/ who love sacred literature must feel to Abarbanel, the/ obligation which we Jews owe him has its main foun-/-dation in the memory of the infinite services he rendered/ us, in his splendid character and in his having suffered/ terribly for the sake of our religion, while one word might have/ kept him in power, in affluence and undisturbed peace./</text:span></text:p>
      <text:p text:style-name="P6"><text:span text:style-name="T5"><text:tab/>Like Alfonso of Portugal, Ferdinand of Spain resolved to/ avail himself of the administrative abilities of his newly acquired subject./</text:span></text:p>
      <text:p text:style-name="P6"><text:span text:style-name="T5"/></text:p>
      <text:p text:style-name="P6"><text:span text:style-name="T5">[Page 6]</text:span></text:p>
      <text:p text:style-name="P6"><text:span text:style-name="T5">Abarbanel was invited to Madrid to fill the office/ of Minister of finance. <text:s/></text:span><text:span text:style-name="T6">Dur</text:span><text:span text:style-name="T5"> In that capacity,/ during eight consecutive years, he made the royal/ treasury swell with gold, and </text:span><text:span text:style-name="T6">in</text:span><text:span text:style-name="T5"> by performing his duty/ faithfully towards his king, he </text:span><text:span text:style-name="T6">stood as</text:span><text:span text:style-name="T5"> became a tower of/ defence to his brethren, whom malice and envy tried to/ injure. <text:s/>But Ferdinand of Aragon had wedded/ Isabella of Castile, the priest ridden and bigoted. <text:s/>Could/ she tell at the confessional that her kingdom was the most Catholic,/ the stanchest[sic!] devotee to the Chruch, while Mohem-/-medans and Jews lived there and prospered, weilded[sic!] power/ and </text:span><text:span text:style-name="T6">half</text:span><text:span text:style-name="T5"> held exalted stations? <text:s/></text:span><text:span text:style-name="T6">She believed not</text:span><text:span text:style-name="T5"> That/ question was a pang to her shrivelled[sic!] soul. <text:s/>She vowed/ that if the rule of Moslem ceased in Spain she would/ purge</text:span><text:span text:style-name="T6">d</text:span><text:span text:style-name="T5"> the land of all infidels. <text:s/>After obstinate battles on both sides Granada fell; the Moors,/ on whose Spanish domains, Jews has shed rays of inextinguishable/ light, for nearly eight hundred years, were finally van-/-quished. <text:s/>The cross had </text:span><text:span text:style-name="T6">made</text:span><text:span text:style-name="T5"> forced the crescent to sink in/ the Ibernian[sic!] horizon. <text:s/>Triumphantly amid popu-/-lar acclamations, Ferdinand and Isabella made their/ entry into their new possession. <text:s/>But to the Hebrews/ the joyful shouting of the conquerors, was the knell which </text:span><text:span text:style-name="T6">sounded</text:span><text:span text:style-name="T5">/</text:span></text:p>
      <text:p text:style-name="P6"><text:span text:style-name="T5"/></text:p>
      <text:p text:style-name="P6"><text:span text:style-name="T5">[Page 7]</text:span></text:p>
      <text:p text:style-name="P6"><text:span text:style-name="T5">announced their death. <text:s/>Islamism was not as hateful to/ Catholic Spain as Judaism was. <text:s/>For, the Koran admits/ that the Galilean preacher had been a great apostle;/ but Jews reject him and the creed which he is alleged/ to have founded. <text:s/>Should they be suffered to pol-/-lute a kingdom cleansed of the followers of Moham-/-met? <text:s/>From the halls of the magnificent Alhambra, the/ murderous edict issued forth. <text:s/>Within three months/ every one who denies the trinity must leave the country,/ without daring to carry along the riches </text:span><text:span text:style-name="T6">that that industry</text:span><text:span text:style-name="T5"> he has </text:span><text:span text:style-name="T6">they</text:span><text:span text:style-name="T5"> gathered, </text:span><text:span text:style-name="T6">but</text:span><text:span text:style-name="T5"> which must now/ revert to the throne. <text:s/>Abarbanel writes as follows in/ his preface to the comment of the first book of Kings:/ </text:span><text:span text:style-name="T6">It</text:span><text:span text:style-name="T5"> "I was at court when the decree was proclaimed. <text:s/>I/ exhausted my </text:span><text:span text:style-name="T6">persuasive</text:span><text:span text:style-name="T5"> powers of persuasion in addressing the King,/ beseeching him thus. <text:s/>'Deliver us O our Sovereign! <text:s/>Turn/ not away form your loyal subjects. <text:s/>Ask of us silver/ and gold; every son of Israel will give them for the country/ he loves.' <text:s/>I then looked to my friends, whom the king/ favored, that they might intercede for my people. <text:s/>Those/ high officials </text:span><text:soft-page-break/><text:span text:style-name="T5">earnestly prayed for the recalling of the/ fearful mandate. <text:s/>But as the odder which is said to close/ its ears against the charmer, so the king remained un-/moved. <text:s/>For, the queen sitting on his right, urged him on/ with her loquacious tongue to be firm in his purpose./</text:span></text:p>
      <text:p text:style-name="P6"><text:span text:style-name="T5"/></text:p>
      <text:p text:style-name="P6"><text:span text:style-name="T5">[Page 8]</text:span></text:p>
      <text:p text:style-name="P6"><text:span text:style-name="T5">Alas! vain were our endeavours. <text:s/>The peace I had/ sought, the ease I hoped for vanished away. <text:s/>Anguish/ supplanted them. <text:s/>As the distressful news spread fast,/ Jews trembled and mourned, for </text:span><text:span text:style-name="T6">sn</text:span><text:span text:style-name="T5"> since Judah had lost/ his country and roamed abroad among strangers, such/ horrors had not been felt. <text:s/>But in the face of the/ dreadful calamity, we encouraged one another./ <text:s/>Let us bear it, brethren, rather than </text:span><text:span text:style-name="T6">be</text:span><text:span text:style-name="T5"> turn traitors to the/ faith which our enemies outrage and revile. <text:s/>Whether we/ shall live or die, let us </text:span><text:span text:style-name="T6">not</text:span><text:span text:style-name="T5"> be false to the covenant./ <text:s/>Move on under the Lord's banner. <text:s/>Then three hundred thou-/-sand </text:span><text:span text:style-name="T6">moved on</text:span><text:span text:style-name="T5"> journeyed towards Portugal, some towards Navarre,/ but only the gloom of misery accompanied them every-/where, famine, pestilence and sword walked before them./ <text:s/>Those who trusted their lives to the waves, sunk into bot-/-tomless </text:span><text:span text:style-name="T6">seas</text:span><text:span text:style-name="T5"> deeps, some were consumed in ships set on fire, others/ were sold to slavery. <text:s/>The rigorous judgments of heaven attended/ their footsteps. <text:s/>Of the many that went forth few only/ were left to tell the horrid tale. <text:s/>Ah! with the Scripture we may/ cry. <text:s/>'We have perished, </text:span><text:span text:style-name="T6">all</text:span><text:span text:style-name="T5"> we have been lost, all of us have been lost,'/ </text:span><text:span text:style-name="T6">but with the Scripture</text:span><text:span text:style-name="T5"> still we repeat: let the name of the Lord </text:span><text:span text:style-name="T6">still</text:span><text:span text:style-name="T5"> be blessed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4:19:40.28</meta:creation-date>
    <meta:document-statistic meta:table-count="0" meta:image-count="0" meta:object-count="0" meta:page-count="5" meta:paragraph-count="84" meta:word-count="1998" meta:character-count="12495"/>
    <dc:date>2013-01-15T15:43:47.82</dc:date>
    <meta:editing-duration>PT1M6S</meta:editing-duration>
    <meta:editing-cycles>1</meta:editing-cycles>
    <meta:generator>OpenOffice.org/3.4.1$Win32 OpenOffice.org_project/341m1$Build-9593</meta:generator>
  </office:meta>
</office:document-meta>
</file>